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1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3.201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1.048cm"/>
    </style:style>
    <style:style style:name="co12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2.228cm"/>
    </style:style>
    <style:style style:name="co15" style:family="table-column">
      <style:table-column-properties fo:break-before="auto" style:column-width="1.468cm"/>
    </style:style>
    <style:style style:name="co16" style:family="table-column">
      <style:table-column-properties fo:break-before="auto" style:column-width="2.514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725cm"/>
    </style:style>
    <style:style style:name="co19" style:family="table-column">
      <style:table-column-properties fo:break-before="auto" style:column-width="3.149cm"/>
    </style:style>
    <style:style style:name="co20" style:family="table-column">
      <style:table-column-properties fo:break-before="auto" style:column-width="2.401cm"/>
    </style:style>
    <style:style style:name="co21" style:family="table-column">
      <style:table-column-properties fo:break-before="auto" style:column-width="2.99cm"/>
    </style:style>
    <style:style style:name="co22" style:family="table-column">
      <style:table-column-properties fo:break-before="auto" style:column-width="3.175cm"/>
    </style:style>
    <style:style style:name="co24" style:family="table-column">
      <style:table-column-properties fo:break-before="auto" style:column-width="3.281cm"/>
    </style:style>
    <style:style style:name="co25" style:family="table-column">
      <style:table-column-properties fo:break-before="auto" style:column-width="2.805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29" style:family="table-column">
      <style:table-column-properties fo:break-before="auto" style:column-width="3.44cm"/>
    </style:style>
    <style:style style:name="co30" style:family="table-column">
      <style:table-column-properties fo:break-before="auto" style:column-width="2.903cm"/>
    </style:style>
    <style:style style:name="co35" style:family="table-column">
      <style:table-column-properties fo:break-before="auto" style:column-width="2.533cm"/>
    </style:style>
    <style:style style:name="co36" style:family="table-column">
      <style:table-column-properties fo:break-before="auto" style:column-width="2.778cm"/>
    </style:style>
    <style:style style:name="co37" style:family="table-column">
      <style:table-column-properties fo:break-before="auto" style:column-width="2.434cm"/>
    </style:style>
    <style:style style:name="co38" style:family="table-column">
      <style:table-column-properties fo:break-before="auto" style:column-width="2.752cm"/>
    </style:style>
    <style:style style:name="co39" style:family="table-column">
      <style:table-column-properties fo:break-before="auto" style:column-width="3.724cm"/>
    </style:style>
    <style:style style:name="co40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3" style:family="table" style:master-page-name="PageStyle_5f_Ben_27_s_20_Team">
      <style:table-properties table:display="true" style:writing-mode="lr-tb"/>
    </style:style>
    <style:style style:name="ta4" style:family="table" style:master-page-name="PageStyle_5f_Matt_27_s_20_Team">
      <style:table-properties table:display="true" style:writing-mode="lr-tb"/>
    </style:style>
    <style:style style:name="ta5" style:family="table" style:master-page-name="PageStyle_5f_Andrew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8" style:family="table" style:master-page-name="PageStyle_5f_Evan_27_s_20_Team">
      <style:table-properties table:display="true" style:writing-mode="lr-tb"/>
    </style:style>
    <style:style style:name="ta9" style:family="table" style:master-page-name="PageStyle_5f_Graham_27_s_20_Team">
      <style:table-properties table:display="true" style:writing-mode="lr-tb"/>
    </style:style>
    <style:style style:name="ta12" style:family="table" style:master-page-name="PageStyle_5f_Sam_27_s_20_Team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1" table:default-cell-style-name="Default"/>
        <table:table-column table:style-name="co2" table:default-cell-style-name="ce1"/>
        <table:table-column table:style-name="co12" table:default-cell-style-name="ce1"/>
        <table:table-column table:style-name="co13" table:default-cell-style-name="ce27"/>
        <table:table-column table:style-name="co14" table:default-cell-style-name="ce27"/>
        <table:table-column table:style-name="co15" table:default-cell-style-name="Default"/>
        <table:table-column table:style-name="co2" table:number-columns-repeated="2" table:default-cell-style-name="ce1"/>
        <table:table-column table:style-name="co16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7" office:value-type="float" office:value="5000000">
            <text:p>5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7" office:value-type="float" office:value="9500000">
            <text:p>9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7" office:value-type="float" office:value="10000000">
            <text:p>10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7" office:value-type="float" office:value="5900000">
            <text:p>5,9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table:style-name="ce27" office:value-type="float" office:value="2500000">
            <text:p>2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1022">
            <text:p>102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7" office:value-type="float" office:value="3194000">
            <text:p>3,194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7" office:value-type="float" office:value="6350000">
            <text:p>6,3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D Severson</text:p>
          </table:table-cell>
          <table:table-cell table:style-name="ce27" office:value-type="float" office:value="888000">
            <text:p>88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table:style-name="ce27" office:value-type="float" office:value="925000">
            <text:p>9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3">
          <table:table-cell office:value-type="float" office:value="1022">
            <text:p>102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7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1400000">
            <text:p>14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67439000">
            <text:p>67,439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6056000">
            <text:p>116,056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6">
            <text:p>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4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18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19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972">
            <text:p>297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K Connor</text:p>
          </table:table-cell>
          <table:table-cell table:style-name="Default" office:value-type="float" office:value="1775000">
            <text:p>1775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2482">
            <text:p>2482</text:p>
          </table:table-cell>
          <table:table-cell office:value-type="string">
            <text:p>D</text:p>
          </table:table-cell>
          <table:table-cell office:value-type="string">
            <text:p>T Van Riemsdyk</text:p>
          </table:table-cell>
          <table:table-cell office:value-type="float" office:value="825000">
            <text:p>8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639">
            <text:p>1639</text:p>
          </table:table-cell>
          <table:table-cell office:value-type="string">
            <text:p>D</text:p>
          </table:table-cell>
          <table:table-cell office:value-type="string">
            <text:p>D Orlov</text:p>
          </table:table-cell>
          <table:table-cell office:value-type="float" office:value="2570000">
            <text:p>2,57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972">
            <text:p>297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K Connor</text:p>
          </table:table-cell>
          <table:table-cell table:style-name="Default" office:value-type="float" office:value="1775000">
            <text:p>1775000</text:p>
          </table:table-cell>
          <table:table-cell/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formula="of:=SUM([.I1:.I15])" office:value-type="float" office:value="65892000">
            <text:p>65,892,000.00</text:p>
          </table:table-cell>
          <table:table-cell table:number-columns-repeated="249"/>
        </table:table-row>
        <table:table-row table:style-name="ro1"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table:style-name="Default" office:value-type="float" office:value="2500000">
            <text:p>2500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style-name="ce28"/>
          <table:table-cell table:style-name="ce1"/>
          <table:table-cell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482">
            <text:p>2482</text:p>
          </table:table-cell>
          <table:table-cell office:value-type="string">
            <text:p>D</text:p>
          </table:table-cell>
          <table:table-cell office:value-type="string">
            <text:p>T Van Riemsdyk</text:p>
          </table:table-cell>
          <table:table-cell office:value-type="float" office:value="825000">
            <text:p>825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639">
            <text:p>1639</text:p>
          </table:table-cell>
          <table:table-cell office:value-type="string">
            <text:p>D</text:p>
          </table:table-cell>
          <table:table-cell office:value-type="string">
            <text:p>D Orlov</text:p>
          </table:table-cell>
          <table:table-cell office:value-type="float" office:value="2570000">
            <text:p>2,57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701">
            <text:p>1701</text:p>
          </table:table-cell>
          <table:table-cell office:value-type="string">
            <text:p>G</text:p>
          </table:table-cell>
          <table:table-cell office:value-type="string">
            <text:p>M Hutchinson</text:p>
          </table:table-cell>
          <table:table-cell office:value-type="float" office:value="1150000">
            <text:p>1,1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08692000">
            <text:p>108,692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/>
          <table:table-cell/>
          <table:table-cell table:style-name="ce1"/>
          <table:table-cell table:number-columns-repeated="249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</table:table>
      <table:table table:name="Andrew's Team" table:style-name="ta5" table:print="false">
        <office:forms form:automatic-focus="false" form:apply-design-mode="false"/>
        <table:table-column table:style-name="co20" table:default-cell-style-name="Default"/>
        <table:table-column table:style-name="co20" table:default-cell-style-name="ce1"/>
        <table:table-column table:style-name="co21" table:default-cell-style-name="ce1"/>
        <table:table-column table:style-name="co22" table:default-cell-style-name="ce27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4" table:default-cell-style-name="ce1"/>
        <table:table-column table:style-name="co21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Graham's 2nd</text:p>
          </table:table-cell>
          <table:table-cell table:number-columns-repeated="246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5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5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635">
            <text:p>26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Fabbri</text:p>
          </table:table-cell>
          <table:table-cell table:style-name="Default" office:value-type="float" office:value="1107000">
            <text:p>1107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30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AndrewA's 2nd</text:p>
          </table:table-cell>
          <table:table-cell table:number-columns-repeated="246"/>
        </table:table-row>
        <table:table-row table:style-name="ro1">
          <table:table-cell office:value-type="float" office:value="2635">
            <text:p>26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Fabbri</text:p>
          </table:table-cell>
          <table:table-cell table:style-name="Default" office:value-type="float" office:value="1107000">
            <text:p>1107000</text:p>
          </table:table-cell>
          <table:table-cell/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6"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6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30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57734000">
            <text:p>57,73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537">
            <text:p>253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E Lindell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8000">
            <text:p>1,828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89107000">
            <text:p>89,107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25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49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66">
            <text:p>2566</text:p>
          </table:table-cell>
          <table:table-cell office:value-type="string">
            <text:p>F</text:p>
          </table:table-cell>
          <table:table-cell office:value-type="string">
            <text:p>J Colborne</text:p>
          </table:table-cell>
          <table:table-cell office:value-type="float" office:value="2500000">
            <text:p>2,5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71721000">
            <text:p>71,721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7292000">
            <text:p>117,29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8"/>
        <table:table-column table:style-name="co2" table:default-cell-style-name="ce8"/>
        <table:table-column table:style-name="co2" table:default-cell-style-name="Default"/>
        <table:table-column table:style-name="co2" table:default-cell-style-name="ce6"/>
        <table:table-column table:style-name="co27" table:default-cell-style-name="ce6"/>
        <table:table-column table:style-name="co28" table:default-cell-style-name="ce8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701">
            <text:p>701</text:p>
          </table:table-cell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1418">
            <text:p>1418</text:p>
          </table:table-cell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3094">
            <text:p>3094</text:p>
          </table:table-cell>
          <table:table-cell office:value-type="string">
            <text:p>F</text:p>
          </table:table-cell>
          <table:table-cell office:value-type="string">
            <text:p>J Vesey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3094">
            <text:p>30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esey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 table:style-name="ce27"/>
          <table:table-cell office:value-type="float" office:value="1406">
            <text:p>1406</text:p>
          </table:table-cell>
          <table:table-cell office:value-type="string">
            <text:p>F</text:p>
          </table:table-cell>
          <table:table-cell office:value-type="string">
            <text:p>A Henrique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1925">
            <text:p>192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Jenner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343">
            <text:p>2343</text:p>
          </table:table-cell>
          <table:table-cell office:value-type="string">
            <text:p>F</text:p>
          </table:table-cell>
          <table:table-cell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office:value-type="float" office:value="399">
            <text:p>399</text:p>
          </table:table-cell>
          <table:table-cell office:value-type="string">
            <text:p>D</text:p>
          </table:table-cell>
          <table:table-cell office:value-type="string">
            <text:p>T Daley</text:p>
          </table:table-cell>
          <table:table-cell office:value-type="float" office:value="3300000">
            <text:p>3,300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1390">
            <text:p>139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29"/>
          <table:table-cell office:value-type="string">
            <text:p>Salary:</text:p>
          </table:table-cell>
          <table:table-cell table:formula="of:=SUM([.I1:.I15])" office:value-type="float" office:value="52352000">
            <text:p>52,352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29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27" office:value-type="float" office:value="7857000">
            <text:p>7,857,000.00</text:p>
          </table:table-cell>
          <table:table-cell table:style-name="ce27"/>
          <table:table-cell table:style-name="ce1"/>
          <table:table-cell table:style-name="ce29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29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766">
            <text:p>2766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Matheson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6" office:value-type="string">
            <text:p>G</text:p>
          </table:table-cell>
          <table:table-cell table:style-name="ce6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27" table:number-columns-repeated="2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7" table:formula="of:=SUM([.D1:.D22])" office:value-type="float" office:value="77703000">
            <text:p>77,703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252"/>
        </table:table-row>
      </table:table>
      <table:table table:name="Evan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29" table:default-cell-style-name="ce1"/>
        <table:table-column table:style-name="co30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317">
            <text:p>3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Lucic</text:p>
          </table:table-cell>
          <table:table-cell table:style-name="Default" office:value-type="float" office:value="6000000">
            <text:p>60000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office:value-type="float" office:value="3425000">
            <text:p>3,425,000.00</text:p>
          </table:table-cell>
          <table:table-cell/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85">
            <text:p>258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Burakovsky</text:p>
          </table:table-cell>
          <table:table-cell table:style-name="Default" office:value-type="float" office:value="894000">
            <text:p>894000</text:p>
          </table:table-cell>
          <table:table-cell/>
          <table:table-cell table:style-name="ce1"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3750000">
            <text:p>3,7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 table:style-name="ce8"/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45966000">
            <text:p>45,966,000.00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89648000">
            <text:p>89,648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 table:number-columns-repeated="2"/>
          <table:table-cell table:number-columns-repeated="252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5" table:default-cell-style-name="ce1"/>
        <table:table-column table:style-name="co25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36" table:default-cell-style-name="ce27"/>
        <table:table-column table:style-name="co2" table:number-columns-repeated="3" table:default-cell-style-name="ce1"/>
        <table:table-column table:style-name="co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ce1"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Vaitsev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1"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63096000">
            <text:p>63,096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D</text:p>
          </table:table-cell>
          <table:table-cell office:value-type="string">
            <text:p>M Vlasic</text:p>
          </table:table-cell>
          <table:table-cell office:value-type="float" office:value="4250000">
            <text:p>4,25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V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99271000">
            <text:p>99,271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6"/>
          <table:table-cell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</table:table>
      <table:table table:name="S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6" table:default-cell-style-name="ce27"/>
        <table:table-column table:style-name="co2" table:default-cell-style-name="ce27"/>
        <table:table-column table:style-name="co2" table:number-columns-repeated="2" table:default-cell-style-name="ce1"/>
        <table:table-column table:style-name="co37" table:default-cell-style-name="ce1"/>
        <table:table-column table:style-name="co38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table:style-name="Default"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7">
          <table:table-cell office:value-type="float" office:value="1313">
            <text:p>131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Duchene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Default"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7" office:value-type="float" office:value="1461000">
            <text:p>1,461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Default"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table:style-name="ce27" office:value-type="float" office:value="4750000">
            <text:p>4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Default" office:value-type="float" office:value="2610">
            <text:p>261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Reinhart</text:p>
          </table:table-cell>
          <table:table-cell table:style-name="Default" office:value-type="float" office:value="3544000">
            <text:p>3544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table:style-name="Default"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table:style-name="Default"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table:style-name="Default"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610">
            <text:p>261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Reinhart</text:p>
          </table:table-cell>
          <table:table-cell table:style-name="Default" office:value-type="float" office:value="3544000">
            <text:p>3544000</text:p>
          </table:table-cell>
          <table:table-cell/>
          <table:table-cell table:style-name="Default"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7" office:value-type="float" office:value="5760000">
            <text:p>5,76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7" office:value-type="float" office:value="4833000">
            <text:p>4,833,000.00</text:p>
          </table:table-cell>
          <table:table-cell table:number-columns-repeated="249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Default"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7" office:value-type="float" office:value="3775000">
            <text:p>3,775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table:style-name="Default"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table:style-name="Default"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7" office:value-type="float" office:value="6500000">
            <text:p>6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table:style-name="Default"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7" office:value-type="float" office:value="378000">
            <text:p>37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Salary</text:p>
          </table:table-cell>
          <table:table-cell table:style-name="ce27" table:formula="of:=SUM([.I1:.I15])" office:value-type="float" office:value="56756000">
            <text:p>56,756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572">
            <text:p>1572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Larsson</text:p>
          </table:table-cell>
          <table:table-cell table:style-name="Default" office:value-type="float" office:value="4167000">
            <text:p>41670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 table:number-columns-repeated="254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30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style-name="ce1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3"/>
          <table:table-cell table:style-name="Default" table:number-columns-repeated="4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3"/>
          <table:table-cell table:style-name="Default" table:number-columns-repeated="4"/>
          <table:table-cell table:number-columns-repeated="247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5860000">
            <text:p>85,860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8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AndrewA's Team" table:style-name="ta13" table:print="false">
        <office:forms form:automatic-focus="false" form:apply-design-mode="false"/>
        <table:table-column table:style-name="co17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7" table:number-columns-repeated="3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17" table:number-columns-repeated="5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">
            <text:p>375000</text:p>
          </table:table-cell>
          <table:table-cell table:number-columns-repeated="5"/>
        </table:table-row>
        <table:table-row table:style-name="ro8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">
            <text:p>874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7" office:value-type="float" office:value="4875000">
            <text:p>4,875,000.00</text:p>
          </table:table-cell>
          <table:table-cell/>
          <table:table-cell office:value-type="float" office:value="1086">
            <text:p>1086</text:p>
          </table:table-cell>
          <table:table-cell office:value-type="string">
            <text:p>F</text:p>
          </table:table-cell>
          <table:table-cell office:value-type="string">
            <text:p>M Boedker</text:p>
          </table:table-cell>
          <table:table-cell office:value-type="float" office:value="4000000">
            <text:p>4000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4th</text:p>
          </table:table-cell>
          <table:table-cell table:number-columns-repeated="2"/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086">
            <text:p>1086</text:p>
          </table:table-cell>
          <table:table-cell office:value-type="string">
            <text:p>F</text:p>
          </table:table-cell>
          <table:table-cell office:value-type="string">
            <text:p>M Boedker</text:p>
          </table:table-cell>
          <table:table-cell office:value-type="float" office:value="4000000">
            <text:p>4000000</text:p>
          </table:table-cell>
          <table:table-cell/>
          <table:table-cell office:value-type="float" office:value="2793">
            <text:p>27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Donskoi</text:p>
          </table:table-cell>
          <table:table-cell table:style-name="ce27" office:value-type="float" office:value="1138000">
            <text:p>1,138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386">
            <text:p>38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7" office:value-type="float" office:value="4250000">
            <text:p>4,25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8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table:style-name="ce1" office:value-type="float" office:value="379">
            <text:p>37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Ribeiro</text:p>
          </table:table-cell>
          <table:table-cell table:style-name="ce27" office:value-type="float" office:value="1000000">
            <text:p>1,000,000.00</text:p>
          </table:table-cell>
          <table:table-cell/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5"/>
        </table:table-row>
        <table:table-row table:style-name="ro8">
          <table:table-cell office:value-type="float" office:value="2793">
            <text:p>27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Donskoi</text:p>
          </table:table-cell>
          <table:table-cell table:style-name="ce27" office:value-type="float" office:value="1138000">
            <text:p>1,138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5"/>
        </table:table-row>
        <table:table-row table:style-name="ro8"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7" office:value-type="float" office:value="6900000">
            <text:p>6,900,000.00</text:p>
          </table:table-cell>
          <table:table-cell/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5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8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7" office:value-type="float" office:value="7000000">
            <text:p>7,00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7" office:value-type="float" office:value="3800000">
            <text:p>3,800,000.00</text:p>
          </table:table-cell>
          <table:table-cell table:number-columns-repeated="5"/>
        </table:table-row>
        <table:table-row table:style-name="ro8">
          <table:table-cell office:value-type="float" office:value="386">
            <text:p>38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7" office:value-type="float" office:value="4250000">
            <text:p>4,250,000.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45950000">
            <text:p>45,950,000.00</text:p>
          </table:table-cell>
          <table:table-cell table:number-columns-repeated="5"/>
        </table:table-row>
        <table:table-row table:style-name="ro8"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8">
          <table:table-cell table:style-name="ce1" office:value-type="float" office:value="784">
            <text:p>784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Green</text:p>
          </table:table-cell>
          <table:table-cell table:style-name="ce27" office:value-type="float" office:value="6083000">
            <text:p>6,083,000.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8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10"/>
        </table:table-row>
        <table:table-row table:style-name="ro8"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10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7" office:value-type="float" office:value="5250000">
            <text:p>5,250,000.00</text:p>
          </table:table-cell>
          <table:table-cell table:number-columns-repeated="10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8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7" office:value-type="float" office:value="3800000">
            <text:p>3,800,000.00</text:p>
          </table:table-cell>
          <table:table-cell table:number-columns-repeated="10"/>
        </table:table-row>
        <table:table-row table:style-name="ro8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8">
          <table:table-cell office:value-type="float" office:value="1186">
            <text:p>118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M Neuvirth</text:p>
          </table:table-cell>
          <table:table-cell table:style-name="ce27" office:value-type="float" office:value="1625000">
            <text:p>1,625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4])" office:value-type="float" office:value="96137000">
            <text:p>96,137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6">
            <text:p>16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number-columns-repeated="10"/>
        </table:table-row>
        <table:table-row table:style-name="ro8" table:number-rows-repeated="1048544">
          <table:table-cell table:number-columns-repeated="14"/>
        </table:table-row>
        <table:table-row table:style-name="ro8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2016-10-16</text:date>, <text:time>18:4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6-10-13T20:41:32</dc:date>
    <meta:editing-duration>P209DT3H49M</meta:editing-duration>
    <meta:editing-cycles>447</meta:editing-cycles>
    <dc:creator>Ben Miller</dc:creator>
    <meta:document-statistic meta:table-count="11" meta:cell-count="2525" meta:object-count="0"/>
    <meta:user-defined meta:name=""/>
  </office:meta>
</office:document-meta>
</file>